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1A7D8CF59F00DCD9D.png" manifest:media-type="image/png"/>
  <manifest:file-entry manifest:full-path="Pictures/10000201000002DE000001E1330C3C3BCA7C0177.png" manifest:media-type="image/png"/>
  <manifest:file-entry manifest:full-path="Pictures/10000201000002DE000001E19362FE2EC3F1BE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5eba" officeooo:paragraph-rsid="00195e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t more less</text:p>
      <text:p text:style-name="P1"><text:s/></text:p>
      <text:p text:style-name="P1"><draw:frame draw:style-name="fr1" draw:name="Image1" text:anchor-type="paragraph" svg:width="17cm" svg:height="11.139cm" draw:z-index="0"><draw:image xlink:href="Pictures/10000201000002DE000001E1330C3C3BCA7C0177.png" xlink:type="simple" xlink:show="embed" xlink:actuate="onLoad" loext:mime-type="image/png"/></draw:frame></text:p>
      <text:p text:style-name="P1"><draw:frame draw:style-name="fr1" draw:name="Image2" text:anchor-type="paragraph" svg:width="17cm" svg:height="11.139cm" draw:z-index="1"><draw:image xlink:href="Pictures/10000201000002DE000001E19362FE2EC3F1BEC3.png" xlink:type="simple" xlink:show="embed" xlink:actuate="onLoad" loext:mime-type="image/png"/></draw:frame></text:p>
      <text:p text:style-name="P1"><draw:frame draw:style-name="fr2" draw:name="Image3" text:anchor-type="paragraph" svg:width="17cm" svg:height="11.139cm" draw:z-index="2"><draw:image xlink:href="Pictures/10000201000002DE000001E1A7D8CF59F00DCD9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14:50:17.828819501</meta:creation-date>
    <dc:date>2022-04-26T14:52:09.777836538</dc:date>
    <meta:editing-duration>PT1M52S</meta:editing-duration>
    <meta:editing-cycles>1</meta:editing-cycles>
    <meta:document-statistic meta:table-count="0" meta:image-count="3" meta:object-count="0" meta:page-count="2" meta:paragraph-count="2" meta:word-count="3" meta:character-count="14" meta:non-whitespace-character-count="11"/>
    <meta:generator>LibreOffice/6.0.7.3$Linux_X86_64 LibreOffice_project/00m0$Build-3</meta:generator>
  </office:meta>
</office:document-meta>
</file>